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List_20_Paragraph" style:list-style-name="WWNum19">
      <style:text-properties officeooo:paragraph-rsid="0015061e"/>
    </style:style>
    <style:style style:name="P2" style:family="paragraph" style:parent-style-name="List_20_Paragraph" style:list-style-name="WWNum15">
      <style:paragraph-properties fo:text-align="start" style:justify-single-word="false"/>
      <style:text-properties officeooo:paragraph-rsid="0015061e"/>
    </style:style>
    <style:style style:name="P3" style:family="paragraph" style:parent-style-name="List_20_Paragraph" style:list-style-name="WWNum16">
      <style:text-properties officeooo:paragraph-rsid="0015061e"/>
    </style:style>
    <style:style style:name="P4" style:family="paragraph" style:parent-style-name="List_20_Paragraph" style:list-style-name="WWNum17">
      <style:text-properties officeooo:paragraph-rsid="0015061e"/>
    </style:style>
    <style:style style:name="P5" style:family="paragraph" style:parent-style-name="List_20_Paragraph" style:list-style-name="WWNum18">
      <style:text-properties officeooo:paragraph-rsid="0015061e"/>
    </style:style>
    <style:style style:name="P6" style:family="paragraph" style:parent-style-name="Standard">
      <style:paragraph-properties fo:text-align="start" style:justify-single-word="false"/>
      <style:text-properties officeooo:paragraph-rsid="0015061e"/>
    </style:style>
    <style:style style:name="P7" style:family="paragraph" style:parent-style-name="Standard">
      <style:text-properties officeooo:paragraph-rsid="0015061e"/>
    </style:style>
    <style:style style:name="P8" style:family="paragraph" style:parent-style-name="Standard">
      <style:paragraph-properties fo:text-align="center" style:justify-single-word="false"/>
      <style:text-properties fo:font-size="15pt" style:text-underline-style="solid" style:text-underline-width="auto" style:text-underline-color="font-color" fo:font-weight="bold" officeooo:rsid="0015061e" officeooo:paragraph-rsid="0015061e" style:font-size-asian="15pt" style:font-weight-asian="bold" style:font-size-complex="15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8">Boletín Jardinería</text:p>
      <text:p text:style-name="P6"/>
      <text:p text:style-name="P6">Consultas multitabla (composición interna)</text:p>
      <text:list xml:id="list2647889583" text:style-name="WWNum15">
        <text:list-item>
          <text:p text:style-name="P2">Obtén un listado con el nombre de cada cliente y el nombre y apellido de su representante de ventas.</text:p>
        </text:list-item>
        <text:list-item>
          <text:p text:style-name="P2">Muestra el nombre de los clientes que hayan realizado pagos junto con el nombre de sus representantes de ventas.</text:p>
        </text:list-item>
        <text:list-item>
          <text:p text:style-name="P2">Muestra el nombre de los clientes que no hayan realizado pagos junto con el nombre de sus representantes de ventas.</text:p>
        </text:list-item>
        <text:list-item>
          <text:p text:style-name="P2">Devuelve el nombre de los clientes que han hecho pagos y el nombre de sus representantes junto con la ciudad de la oficina a la que pertenece el representante.</text:p>
        </text:list-item>
        <text:list-item>
          <text:p text:style-name="P2">Devuelve el nombre de los clientes que no hayan hecho pagos y el nombre de sus representantes junto con la ciudad de la oficina a la que pertenece el representante.</text:p>
        </text:list-item>
        <text:list-item>
          <text:p text:style-name="P2">Lista la dirección de las oficinas que tengan clientes en Fuenlabrada.</text:p>
        </text:list-item>
        <text:list-item>
          <text:p text:style-name="P2">Devuelve el nombre de los clientes y el nombre de sus representantes junto con la ciudad de la oficina a la que pertenece el representante.</text:p>
        </text:list-item>
        <text:list-item>
          <text:p text:style-name="P2">Devuelve un listado con el nombre de los empleados junto con el nombre de sus jefes.</text:p>
        </text:list-item>
        <text:list-item>
          <text:p text:style-name="P2">Devuelve el nombre de los clientes a los que no se les ha entregado a tiempo un pedido.</text:p>
        </text:list-item>
        <text:list-item>
          <text:p text:style-name="P2">Devuelve un listado de las diferentes gamas de producto que ha comprado cada cliente.</text:p>
        </text:list-item>
      </text:list>
      <text:p text:style-name="P7">Consultas multitabla (composición externa)</text:p>
      <text:list xml:id="list4128480258" text:style-name="WWNum16">
        <text:list-item>
          <text:p text:style-name="P3">Devuelve un listado que muestre solamente los clientes que no han realizado ningún pago.</text:p>
        </text:list-item>
        <text:list-item>
          <text:p text:style-name="P3">Devuelve un listado que muestre solamente los clientes que no han realizado ningún pedido.</text:p>
        </text:list-item>
        <text:list-item>
          <text:p text:style-name="P3">Devuelve un listado que muestre los clientes que no han realizado ningún pago y los que no han realizado ningún pedido.</text:p>
        </text:list-item>
        <text:list-item>
          <text:p text:style-name="P3">Devuelve un listado que muestre solamente los empleados que no tienen una oficina asociada.</text:p>
        </text:list-item>
        <text:list-item>
          <text:p text:style-name="P3">Devuelve un listado que muestre solamente los empleados que no tienen un cliente asociado.</text:p>
        </text:list-item>
        <text:list-item>
          <text:p text:style-name="P3">Devuelve un listado que muestre los empleados que no tienen una oficina asociada y los que no tienen un cliente asociado.</text:p>
        </text:list-item>
        <text:list-item>
          <text:p text:style-name="P3">Devuelve un listado de los productos que nunca han aparecido en un pedido</text:p>
        </text:list-item>
        <text:list-item>
          <text:p text:style-name="P3">Devuelve las oficinas donde no trabajan ninguno de los empleados que hayan sido los representantes de ventas de algún cliente que haya realizado la compra de algún producto de la gama Frutales.</text:p>
        </text:list-item>
        <text:list-item>
          <text:p text:style-name="P3">Devuelve un listado con los clientes que han realizado algún pedido, pero no han realizado ningún pago.</text:p>
        </text:list-item>
        <text:list-item>
          <text:p text:style-name="P3">Devuelve un listado con los datos de los empleados que no tienen clientes asociados y el nombre de su jefe asociado.</text:p>
        </text:list-item>
      </text:list>
      <text:p text:style-name="P7">Consultas resumen</text:p>
      <text:list xml:id="list3243029234" text:style-name="WWNum17">
        <text:list-item>
          <text:p text:style-name="P4">¿Cuántos empleados hay en la compañía?</text:p>
        </text:list-item>
        <text:list-item>
          <text:p text:style-name="P4">¿Cuántos clientes tiene cada país?</text:p>
        </text:list-item>
        <text:list-item>
          <text:p text:style-name="P4">¿Cuál fue el pago medio en 2009?</text:p>
        </text:list-item>
        <text:list-item>
          <text:p text:style-name="P4">¿Cuántos pedidos hay en cada estado? Ordena el resultado de forma descendente por el número de pedidos.</text:p>
        </text:list-item>
        <text:list-item>
          <text:p text:style-name="P4">Calcula el precio de venta del producto más caro y más barato en una misma consulta.</text:p>
        </text:list-item>
        <text:list-item>
          <text:p text:style-name="P4">Calcula el número de clientes que tiene la empresa.</text:p>
        </text:list-item>
        <text:list-item>
          <text:p text:style-name="P4">¿Cuántos clientes tiene la ciudad de Madrid?</text:p>
        </text:list-item>
        <text:list-item>
          <text:p text:style-name="P4">¿Calcula cuántos clientes tiene cada una de las ciudades que empiezan por M?</text:p>
        </text:list-item>
        <text:list-item>
          <text:p text:style-name="P4">Devuelve el código de empleado y el número de clientes al que atiende cada representante de ventas.</text:p>
        </text:list-item>
        <text:list-item>
          <text:p text:style-name="P4">Calcula el número de clientes que no tiene asignado representante de ventas.</text:p>
        </text:list-item>
        <text:list-item>
          <text:p text:style-name="P4"><text:soft-page-break/>Calcula la fecha del primer y último pago realizado por cada uno de los clientes.</text:p>
        </text:list-item>
        <text:list-item>
          <text:p text:style-name="P4">Calcula el número de productos diferentes que hay en cada uno de los pedidos.</text:p>
        </text:list-item>
        <text:list-item>
          <text:p text:style-name="P4">Calcula la suma de la cantidad total de todos los productos que aparecen en cada uno de los pedidos.</text:p>
        </text:list-item>
        <text:list-item>
          <text:p text:style-name="P4">Devuelve un listado de los 20 códigos de productos más vendidos y el número total de unidades que se han vendido de cada uno. El listado deberá estar ordenado por el número total de unidades vendidas.</text:p>
        </text:list-item>
        <text:list-item>
          <text:p text:style-name="P4">La facturación que ha tenido la empresa en toda la historia, indicando la base imponible, el IVA y el total facturado. La base imponible se calcula sumando el coste del producto por el número de unidades vendidas de la tabla detalle_pedido. El IVA es el 21 % de la base imponible, y el total la suma de los dos campos anteriores.</text:p>
        </text:list-item>
        <text:list-item>
          <text:p text:style-name="P4">La misma información que en la pregunta anterior, pero agrupada por código de producto.</text:p>
        </text:list-item>
        <text:list-item>
          <text:p text:style-name="P4">La misma información que en la pregunta anterior, pero agrupada por código de producto filtrada por los códigos que empiecen por OR.</text:p>
        </text:list-item>
        <text:list-item>
          <text:p text:style-name="P4">Lista las ventas totales de los productos que hayan facturado más de 3000 euros. Se mostrará el nombre, unidades vendidas, total facturado y total facturado con impuestos (21% IVA).</text:p>
        </text:list-item>
      </text:list>
      <text:p text:style-name="P7">Subconsultas</text:p>
      <text:list xml:id="list1499527150" text:style-name="WWNum18">
        <text:list-item>
          <text:p text:style-name="P5">Devuelve el nombre del cliente con mayor límite de crédito.</text:p>
        </text:list-item>
        <text:list-item>
          <text:p text:style-name="P5">Devuelve el nombre, apellido1 y cargo de los empleados que no representen a ningún cliente.</text:p>
        </text:list-item>
        <text:list-item>
          <text:p text:style-name="P5">Devuelve el nombre del producto que tenga el precio de venta más caro.</text:p>
        </text:list-item>
        <text:list-item>
          <text:p text:style-name="P5">Devuelve el nombre del producto del que se han vendido más unidades. (Ten en cuenta que tendrás que calcular cuál es el número total de unidades que se han vendido de cada producto a partir de los datos de la tabla detalle_pedido. Una vez que sepas cuál es el código del producto, puedes obtener su nombre fácilmente.)</text:p>
        </text:list-item>
        <text:list-item>
          <text:p text:style-name="P5">Los clientes cuyo límite de crédito sea mayor que los pagos que haya realizado.</text:p>
        </text:list-item>
        <text:list-item>
          <text:p text:style-name="P5">El producto que más unidades tiene en stock y el que menos unidades tiene.</text:p>
        </text:list-item>
        <text:list-item>
          <text:p text:style-name="P5">Devuelve el nombre, los apellidos y el email de los empleados a cargo de Alberto Soria.</text:p>
        </text:list-item>
      </text:list>
      <text:p text:style-name="P7">Consultas variadas</text:p>
      <text:list xml:id="list983841371" text:style-name="WWNum19">
        <text:list-item>
          <text:p text:style-name="P1">Devuelve el listado de clientes indicando el nombre del cliente y cuántos pedidos ha realizado. Tenga en cuenta que pueden existir clientes que no han realizado ningún pedido.</text:p>
        </text:list-item>
        <text:list-item>
          <text:p text:style-name="P1">Devuelve un listado con los nombres d<text:bookmark text:name="_GoBack"/>e los clientes y el total pagado por cada uno de ellos. Tenga en cuenta que pueden existir clientes que no han realizado ningún pago.</text:p>
        </text:list-item>
        <text:list-item>
          <text:p text:style-name="P1">Devuelve el nombre de los clientes que hayan hecho pedidos en 2008 ordenados alfabéticamente de menor a mayor.</text:p>
        </text:list-item>
        <text:list-item>
          <text:p text:style-name="P1">Devuelve el nombre del cliente, el nombre y primer apellido de su representante de ventas y el número de teléfono de la oficina del representante de ventas, de aquellos clientes que no hayan realizado ningún pago.</text:p>
        </text:list-item>
        <text:list-item>
          <text:p text:style-name="P1">Devuelve el listado de clientes donde aparezca el nombre del cliente, el nombre y primer apellido de su representante de ventas y la ciudad donde está su oficina.</text:p>
        </text:list-item>
        <text:list-item>
          <text:p text:style-name="P1">Devuelve el nombre, apellidos, puesto y teléfono de la oficina de aquellos empleados que no sean representante de ventas de ningún cliente.</text:p>
        </text:list-item>
        <text:list-item>
          <text:p text:style-name="P1">Devuelve un listado indicando todas las ciudades donde hay oficinas y el número de empleados que tiene.</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9">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6T11:37:47.194928084</meta:creation-date>
    <dc:date>2022-03-16T11:39:33.958313006</dc:date>
    <meta:editing-duration>PT1M47S</meta:editing-duration>
    <meta:editing-cycles>1</meta:editing-cycles>
    <meta:document-statistic meta:table-count="0" meta:image-count="0" meta:object-count="0" meta:page-count="2" meta:paragraph-count="58" meta:word-count="1087" meta:character-count="6137" meta:non-whitespace-character-count="5160"/>
    <meta:generator>LibreOffice/6.4.7.2$Linux_X86_64 LibreOffice_project/40$Build-2</meta:generator>
  </office:meta>
</office:document-meta>
</file>